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aecf00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marker-start="Arrow" draw:marker-end="Arrow" draw:fill="solid" draw:fill-color="#9966cc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aecf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solid" draw:fill-color="#aecf00" draw:textarea-horizontal-align="justify" draw:textarea-vertical-align="middle" draw:auto-grow-height="false" draw:shadow="hidden"/>
    </style:style>
    <style:style style:name="gr7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marker-start="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marker-start="" draw:marker-end="" draw:marker-end-width="0.3cm" draw:textarea-horizontal-align="center" draw:textarea-vertical-align="middle"/>
    </style:style>
    <style:style style:name="gr10" style:family="graphic" style:parent-style-name="standard">
      <style:graphic-properties draw:stroke="none" draw:fill="none" fo:min-height="0.712cm"/>
    </style:style>
    <style:style style:name="gr11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9999cc" draw:textarea-horizontal-align="justify" draw:textarea-vertical-align="middle" draw:auto-grow-height="false"/>
    </style:style>
    <style:style style:name="gr13" style:family="graphic" style:parent-style-name="standard">
      <style:graphic-properties draw:marker-start="Arrow" draw:marker-end="Arrow" draw:fill="solid" draw:fill-color="#ffcc99" draw:textarea-horizontal-align="justify" draw:textarea-vertical-align="middle" draw:auto-grow-height="false"/>
    </style:style>
    <style:style style:name="gr14" style:family="graphic" style:parent-style-name="standard">
      <style:graphic-properties draw:marker-start="Arrow" draw:marker-end="Arrow" draw:textarea-horizontal-align="justify" draw:textarea-vertical-align="middle" draw:auto-grow-height="false"/>
    </style:style>
    <style:style style:name="gr15" style:family="graphic" style:parent-style-name="standard">
      <style:graphic-properties draw:marker-start="Arrow" draw:marker-end="Arrow" draw:fill="solid" draw:fill-color="#ffcc99" draw:textarea-horizontal-align="justify" draw:textarea-vertical-align="middle" draw:auto-grow-height="false"/>
    </style:style>
    <style:style style:name="gr16" style:family="graphic" style:parent-style-name="standard">
      <style:graphic-properties draw:marker-start="Arrow" draw:marker-end="Arrow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ffff00" draw:textarea-horizontal-align="justify" draw:textarea-vertical-align="middle" draw:auto-grow-height="false" draw:shadow="hidden"/>
    </style:style>
    <style:style style:name="gr18" style:family="graphic" style:parent-style-name="standard">
      <style:graphic-properties draw:stroke="none" draw:fill="none" fo:min-height="1.165cm"/>
    </style:style>
    <style:style style:name="gr19" style:family="graphic" style:parent-style-name="standard">
      <style:graphic-properties draw:stroke="none" draw:fill="none" fo:min-height="0.935cm"/>
    </style:style>
    <style:style style:name="gr20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21" style:family="graphic" style:parent-style-name="standard">
      <style:graphic-properties draw:stroke="none" draw:fill="none" fo:min-height="0.823cm"/>
    </style:style>
    <style:style style:name="gr22" style:family="graphic" style:parent-style-name="standard">
      <style:graphic-properties draw:fill="solid" draw:fill-color="#ffb515" draw:textarea-horizontal-align="justify" draw:textarea-vertical-align="middle" draw:auto-grow-height="false"/>
    </style:style>
    <style:style style:name="gr23" style:family="graphic" style:parent-style-name="standard">
      <style:graphic-properties draw:stroke="none" draw:fill="none" fo:min-height="0.713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  <style:text-properties fo:font-size="17.5pt" style:font-size-asian="17.5pt" style:font-size-complex="17.5pt"/>
    </style:style>
    <style:style style:name="P3" style:family="paragraph">
      <style:paragraph-properties fo:text-align="center"/>
    </style:style>
    <style:style style:name="P4" style:family="paragraph">
      <style:paragraph-properties fo:text-align="justify"/>
    </style:style>
    <style:style style:name="P5" style:family="paragraph">
      <style:paragraph-properties fo:text-align="justify"/>
      <style:text-properties fo:font-weight="bold" style:font-weight-asian="bold" style:font-weight-complex="bold"/>
    </style:style>
    <style:style style:name="P6" style:family="paragraph">
      <style:paragraph-properties fo:text-align="justify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style:paragraph-properties fo:text-align="justify"/>
      <style:text-properties fo:font-size="20pt" style:font-size-asian="20pt" style:font-size-complex="20pt"/>
    </style:style>
    <style:style style:name="P9" style:family="paragraph">
      <style:paragraph-properties fo:text-align="justify"/>
      <style:text-properties fo:font-size="20pt" fo:font-weight="bold" style:font-size-asian="20pt" style:font-weight-asian="bold" style:font-size-complex="20pt" style:font-weight-complex="bold"/>
    </style:style>
    <style:style style:name="P10" style:family="paragraph">
      <style:paragraph-properties fo:text-align="justify"/>
      <style:text-properties fo:font-size="14pt" style:font-size-asian="14pt" style:font-size-complex="14pt"/>
    </style:style>
    <style:style style:name="P11" style:family="paragraph">
      <style:paragraph-properties fo:text-align="justify"/>
      <style:text-properties fo:font-size="12pt" style:font-size-asian="12pt" style:font-size-complex="12pt"/>
    </style:style>
    <style:style style:name="P12" style:family="paragraph">
      <style:paragraph-properties fo:text-align="justify"/>
      <style:text-properties fo:font-size="8pt" fo:font-style="normal" style:font-size-asian="8pt" style:font-style-asian="normal" style:font-size-complex="8pt" style:font-style-complex="normal"/>
    </style:style>
    <style:style style:name="T1" style:family="text">
      <style:text-properties fo:font-size="17.5pt" style:font-size-asian="17.5pt" style:font-size-complex="17.5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family="'Times New Roman'" style:font-family-generic="roman" style:font-pitch="variable" fo:font-size="10pt" fo:language="en" fo:country="US" fo:font-style="italic" style:font-size-asian="8pt" style:language-asian="en" style:country-asian="US" style:font-style-asian="normal" style:font-size-complex="5.6999998092651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445cm" svg:height="1.112cm" svg:x="17.777cm" svg:y="5.77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778cm" svg:height="1.112cm" svg:x="0.888cm" svg:y="5.77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controls" svg:width="3.222cm" svg:height="7.222cm" svg:x="-3.333cm" svg:y="1.888cm">
          <text:p text:style-name="P2"><text:span text:style-name="T1">Control</text:span></text:p>
          <text:p text:style-name="P2"><text:span text:style-name="T1">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controls" svg:width="3.445cm" svg:height="7.796cm" svg:x="17.777cm" svg:y="5.7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controls" svg:width="3.778cm" svg:height="7.556cm" svg:x="0.888cm" svg:y="6.11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1.556cm" svg:height="5.556cm" svg:x="5.444cm" svg:y="5.77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controls" svg:width="7.024cm" svg:height="2.888cm" svg:x="7.111cm" svg:y="6.334cm">
          <text:p text:style-name="P3"><text:span text:style-name="T2">DUT</text:span></text:p>
          <text:p text:style-name="P3"><text:span text:style-name="T3">VHDL 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controls" svg:width="20.334cm" svg:height="1.112cm" svg:x="0.888cm" svg:y="12.555cm">
          <text:p text:style-name="P3"><text:span text:style-name="T4">Feedback <text:s text:c="55"/></text:span></text:p>
          <text:p text:style-name="P3"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3" draw:layer="controls" svg:x1="3.777cm" svg:y1="1cm" svg:x2="3.777cm" svg:y2="6.325cm">
          <text:p/>
        </draw:line>
        <draw:line draw:style-name="gr8" draw:text-style-name="P4" draw:layer="controls" svg:x1="4.333cm" svg:y1="7.777cm" svg:x2="7.14cm" svg:y2="7.777cm">
          <text:p/>
        </draw:line>
        <draw:line draw:style-name="gr8" draw:text-style-name="P3" draw:layer="controls" svg:x1="14.135cm" svg:y1="7.777cm" svg:x2="17.888cm" svg:y2="7.777cm">
          <text:p/>
        </draw:line>
        <draw:line draw:style-name="gr8" draw:text-style-name="P3" draw:layer="controls" svg:x1="10.222cm" svg:y1="10.333cm" svg:x2="10.222cm" svg:y2="9.222cm">
          <text:p/>
        </draw:line>
        <draw:line draw:style-name="gr7" draw:text-style-name="P3" draw:layer="controls" svg:x1="-0.444cm" svg:y1="3.222cm" svg:x2="0.888cm" svg:y2="3.222cm">
          <text:p/>
        </draw:line>
        <draw:line draw:style-name="gr8" draw:text-style-name="P3" draw:layer="controls" svg:x1="19.517cm" svg:y1="10cm" svg:x2="19.555cm" svg:y2="13.111cm">
          <text:p/>
        </draw:line>
        <draw:line draw:style-name="gr9" draw:text-style-name="P3" draw:layer="controls" svg:x1="19.555cm" svg:y1="13.111cm" svg:x2="2.777cm" svg:y2="13.111cm">
          <text:p/>
        </draw:line>
        <draw:line draw:style-name="gr8" draw:text-style-name="P3" draw:layer="controls" svg:x1="2.777cm" svg:y1="13.111cm" svg:x2="2.777cm" svg:y2="10.555cm">
          <text:p/>
        </draw:line>
        <draw:line draw:style-name="gr9" draw:text-style-name="P3" draw:layer="controls" svg:x1="10.222cm" svg:y1="10.333cm" svg:x2="9.159cm" svg:y2="10.333cm">
          <text:p/>
        </draw:line>
        <draw:frame draw:style-name="gr10" draw:text-style-name="P6" draw:layer="controls" svg:width="3.334cm" svg:height="0.962cm" svg:x="18cm" svg:y="13cm">
          <draw:text-box>
            <text:p text:style-name="P5"><text:span text:style-name="T5">Testbench</text:span></text:p>
          </draw:text-box>
        </draw:frame>
        <draw:custom-shape draw:style-name="gr11" draw:text-style-name="P3" draw:layer="controls" svg:width="2.556cm" svg:height="2cm" svg:x="0.888cm" svg:y="2.222cm">
          <text:p text:style-name="P3">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controls" svg:width="2.555cm" svg:height="1.557cm" svg:x="-2.999cm" svg:y="2.444cm">
          <text:p text:style-name="P3">Client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controls" svg:width="3.777cm" svg:height="1.852cm" svg:x="5.222cm" svg:y="2.7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controls" svg:width="3.777cm" svg:height="1.889cm" svg:x="9.778cm" svg:y="2.6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controls" svg:width="3.777cm" svg:height="1.889cm" svg:x="5cm" svg:y="2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controls" svg:width="3.777cm" svg:height="1.889cm" svg:x="4.778cm" svg:y="2.222cm">
          <text:p text:style-name="P3"><text:span text:style-name="T4">Foreign</text:span></text:p>
          <text:p text:style-name="P3"><text:span text:style-name="T4">Architecture</text:span></text:p>
          <text:p text:style-name="P3"><text:span text:style-name="T6">optional <text:s text:c="9"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controls" svg:width="3.777cm" svg:height="1.889cm" svg:x="9.555cm" svg:y="2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draw:layer="controls" svg:width="3.777cm" svg:height="1.889cm" svg:x="9.333cm" svg:y="2.222cm">
          <text:p text:style-name="P3"><text:span text:style-name="T4">Separate</text:span></text:p>
          <text:p text:style-name="P3"><text:span text:style-name="T4">Process Thread</text:span></text:p>
          <text:p text:style-name="P3"><text:span text:style-name="T6">optional</text:span><text:span text:style-name="T4"> <text:s text:c="13"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3" draw:layer="controls" svg:x1="19.555cm" svg:y1="1cm" svg:x2="19.555cm" svg:y2="6.111cm">
          <text:p/>
        </draw:line>
        <draw:line draw:style-name="gr8" draw:text-style-name="P3" draw:layer="controls" svg:x1="10.222cm" svg:y1="10.333cm" svg:x2="10.222cm" svg:y2="12.555cm">
          <text:p/>
        </draw:line>
        <draw:custom-shape draw:style-name="gr17" draw:text-style-name="P1" draw:layer="layout" svg:width="3.334cm" svg:height="1.895cm" svg:x="14.11cm" svg:y="2.216cm">
          <text:p text:style-name="P3"><text:span text:style-name="T4">Simulator</text:span></text:p>
          <text:p text:style-name="P3"><text:span text:style-name="T4">Control</text:span></text:p>
          <text:p text:style-name="P3"><text:span text:style-name="T7">housekeep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2.937cm" svg:height="1.222cm" svg:x="6.222cm" svg:y="9.666cm">
          <text:p text:style-name="P3"><text:span text:style-name="T8">Clock</text:span></text:p>
          <text:p text:style-name="P3"><text:span text:style-name="T3">VHDL 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3" draw:layer="layout" svg:x1="11.222cm" svg:y1="1cm" svg:x2="11.222cm" svg:y2="2.222cm">
          <text:p/>
        </draw:line>
        <draw:line draw:style-name="gr7" draw:text-style-name="P3" draw:layer="layout" svg:x1="15.777cm" svg:y1="1cm" svg:x2="15.777cm" svg:y2="2.216cm">
          <text:p/>
        </draw:line>
        <draw:line draw:style-name="gr7" draw:text-style-name="P3" draw:layer="layout" svg:x1="2.264cm" svg:y1="0.999cm" svg:x2="2.243cm" svg:y2="2.222cm">
          <text:p/>
        </draw:line>
        <draw:frame draw:style-name="gr18" draw:text-style-name="P9" draw:layer="layout" svg:width="4.666cm" svg:height="1.415cm" svg:x="11.888cm" svg:y="9.833cm">
          <draw:text-box>
            <text:p text:style-name="P8"><text:span text:style-name="T9">ModelSim</text:span></text:p>
          </draw:text-box>
        </draw:frame>
        <draw:frame draw:style-name="gr19" draw:text-style-name="P10" draw:layer="layout" svg:width="1.421cm" svg:height="1.185cm" svg:x="5.69cm" svg:y="4.777cm">
          <draw:text-box>
            <text:p text:style-name="P10"><text:span text:style-name="T4">FLI</text:span></text:p>
          </draw:text-box>
        </draw:frame>
        <draw:line draw:style-name="gr7" draw:text-style-name="P3" draw:layer="layout" svg:x1="6.888cm" svg:y1="4.556cm" svg:x2="6.888cm" svg:y2="5.777cm">
          <text:p/>
        </draw:line>
        <draw:line draw:style-name="gr7" draw:text-style-name="P3" draw:layer="layout" svg:x1="15.777cm" svg:y1="4.111cm" svg:x2="15.777cm" svg:y2="5.776cm">
          <text:p/>
        </draw:line>
        <draw:custom-shape draw:style-name="gr20" draw:text-style-name="P1" draw:layer="layout" svg:width="20.334cm" svg:height="1.444cm" svg:x="0.888cm" svg:y="-0.444cm">
          <text:p text:style-name="P3"><text:span text:style-name="T2"><text:s text:c="17"/></text:span><text:span text:style-name="T2">Shared Memory <text:s text:c="6"/></text:span><text:span text:style-name="T3">global v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3" draw:layer="layout" svg:x1="6.887cm" svg:y1="2.222cm" svg:x2="6.888cm" svg:y2="1cm">
          <text:p/>
        </draw:line>
        <draw:line draw:style-name="gr7" draw:text-style-name="P3" draw:layer="layout" svg:x1="11.444cm" svg:y1="4.557cm" svg:x2="11.444cm" svg:y2="5.778cm">
          <text:p/>
        </draw:line>
        <draw:frame draw:style-name="gr21" draw:text-style-name="P11" draw:layer="layout" svg:width="2.867cm" svg:height="1.073cm" svg:x="-0.222cm" svg:y="4.111cm">
          <draw:text-box>
            <text:p text:style-name="P4"><text:span text:style-name="T4">Socket</text:span></text:p>
          </draw:text-box>
        </draw:frame>
        <draw:frame draw:style-name="gr19" draw:text-style-name="P10" draw:layer="layout" svg:width="1.421cm" svg:height="1.185cm" svg:x="10.245cm" svg:y="4.777cm">
          <draw:text-box>
            <text:p text:style-name="P10"><text:span text:style-name="T4">FLI</text:span></text:p>
          </draw:text-box>
        </draw:frame>
        <draw:frame draw:style-name="gr19" draw:text-style-name="P10" draw:layer="layout" svg:width="1.421cm" svg:height="1.185cm" svg:x="14.69cm" svg:y="4.592cm">
          <draw:text-box>
            <text:p text:style-name="P10"><text:span text:style-name="T4">FLI</text:span></text:p>
          </draw:text-box>
        </draw:frame>
        <draw:frame draw:style-name="gr19" draw:text-style-name="P10" draw:layer="layout" svg:width="1.421cm" svg:height="1.185cm" svg:x="4.444cm" svg:y="7.111cm">
          <draw:text-box>
            <text:p text:style-name="P10"><text:span text:style-name="T4">FLI</text:span></text:p>
          </draw:text-box>
        </draw:frame>
        <draw:frame draw:style-name="gr19" draw:text-style-name="P10" draw:layer="layout" svg:width="1.421cm" svg:height="1.185cm" svg:x="16.801cm" svg:y="7cm">
          <draw:text-box>
            <text:p text:style-name="P10"><text:span text:style-name="T4">FLI</text:span></text:p>
          </draw:text-box>
        </draw:frame>
        <draw:custom-shape draw:style-name="gr22" draw:text-style-name="P3" draw:layer="controls" svg:width="3.168cm" svg:height="4.239cm" svg:x="1.165cm" svg:y="6.316cm">
          <text:p text:style-name="P3">Stimuli</text:p>
          <text:p text:style-name="P3">Genera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controls" svg:width="2.778cm" svg:height="3.889cm" svg:x="18.111cm" svg:y="6.111cm">
          <text:p text:style-name="P3">Data</text:p>
          <text:p text:style-name="P3">Analyz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2" draw:layer="controls" svg:width="6.666cm" svg:height="1.418cm" svg:x="0.889cm" svg:y="-0.418cm">
          <draw:text-box>
            <text:p><text:span text:style-name="T10">Copyright 2012, 2013 Andre Pool, Licensed under the Apache License <text:s/>Version 2.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footer" style:family="graphic">
      <style:paragraph-properties style:text-autospace="none">
        <style:tab-stops>
          <style:tab-stop style:position="14.997cm" style:type="center"/>
          <style:tab-stop style:position="29.997cm" style:type="right"/>
        </style:tab-stops>
      </style:paragraph-properties>
      <style:text-properties fo:font-size="12pt" fo:language="en" fo:country="US" style:language-asian="en" style:country-asian="US" style:font-size-complex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ndre </meta:initial-creator>
    <meta:creation-date>2012-12-04T19:49:12</meta:creation-date>
    <dc:date>2013-01-06T22:44:46</dc:date>
    <dc:creator>andre </dc:creator>
    <meta:editing-duration>PT77H26M48S</meta:editing-duration>
    <meta:editing-cycles>62</meta:editing-cycles>
    <meta:generator>OpenOffice.org/3.2$Linux OpenOffice.org_project/320m19$Build-9505</meta:generator>
    <meta:document-statistic meta:object-count="48"/>
  </office:meta>
</office:document-meta>
</file>